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HERNET" table:style-name="ta1">
        <table:table-column table:style-name="co1" table:default-cell-style-name="ce2"/>
        <table:table-column table:style-name="co1" table:number-columns-repeated="3" table:default-cell-style-name="ce13"/>
        <table:table-column table:style-name="co1" table:default-cell-style-name="ce8"/>
        <table:table-column table:style-name="co1" table:default-cell-style-name="ce1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9" table:number-rows-spanned="1">
            <text:p>ETHERNET Track calculations</text:p>
          </table:table-cell>
          <table:covered-table-cell table:number-columns-repeated="6" table:style-name="ce5"/>
          <table:covered-table-cell table:number-columns-repeated="2" table:style-name="ce13"/>
        </table:table-row>
        <table:table-row table:style-name="ro2">
          <table:table-cell office:value-type="string" calcext:value-type="string" table:number-columns-spanned="4" table:number-rows-spanned="1">
            <text:p>TXD0</text:p>
          </table:table-cell>
          <table:covered-table-cell table:number-columns-repeated="3"/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ax Length</text:p>
          </table:table-cell>
          <table:table-cell table:style-name="ce6" office:value-type="string" calcext:value-type="string">
            <text:p>Overall Correction</text:p>
          </table:table-cell>
          <table:table-cell table:style-name="ce11" office:value-type="string" calcext:value-type="string">
            <text:p>Correction on Part 1</text:p>
          </table:table-cell>
          <table:table-cell table:style-name="ce11" office:value-type="string" calcext:value-type="string">
            <text:p>Correction on Part 2</text:p>
          </table:table-cell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ce7" table:number-columns-repeated="5"/>
        </table:table-row>
        <table:table-row table:style-name="ro3">
          <table:table-cell table:style-name="ce4" office:value-type="float" office:value="99.6199" calcext:value-type="float">
            <text:p>99,6199</text:p>
          </table:table-cell>
          <table:table-cell table:style-name="ce4" table:number-columns-repeated="3"/>
          <table:table-cell table:style-name="ce5" table:formula="of:=[.A4]+[.B4]+[.C4]+[.D4]" office:value-type="float" office:value="99.6199" calcext:value-type="float">
            <text:p>99,6199</text:p>
          </table:table-cell>
          <table:table-cell table:style-name="ce9" table:formula="of:=MAX([.E4];[.E7];[.E10];[.E13];[.E16];[.E19];[.E22];[.E25];[.E28];[.E31])" office:value-type="float" office:value="125.2797" calcext:value-type="float" table:number-columns-spanned="1" table:number-rows-spanned="28">
            <text:p>125,2797</text:p>
          </table:table-cell>
          <table:table-cell table:style-name="ce10" table:formula="of:=[.F4]-[.E4]" office:value-type="float" office:value="25.6598" calcext:value-type="float">
            <text:p>25,6598</text:p>
          </table:table-cell>
          <table:table-cell table:style-name="ce5" table:formula="of:=[.A4]+[.G4]" office:value-type="float" office:value="125.2797" calcext:value-type="float">
            <text:p>125,2797</text:p>
          </table:table-cell>
          <table:table-cell table:style-name="ce5" table:formula="of:=[.B4]+[.G4]" office:value-type="float" office:value="25.6598" calcext:value-type="float">
            <text:p>25,659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3.2038" calcext:value-type="float">
            <text:p>103,2038</text:p>
          </table:table-cell>
          <table:table-cell table:style-name="ce4" table:number-columns-repeated="3"/>
          <table:table-cell table:style-name="ce5" table:formula="of:=[.A7]+[.B7]+[.C7]+[.D7]" office:value-type="float" office:value="103.2038" calcext:value-type="float">
            <text:p>103,2038</text:p>
          </table:table-cell>
          <table:covered-table-cell/>
          <table:table-cell table:style-name="ce10" table:formula="of:=[.F4]-[.E7]" office:value-type="float" office:value="22.0759" calcext:value-type="float">
            <text:p>22,0759</text:p>
          </table:table-cell>
          <table:table-cell table:style-name="ce5" table:formula="of:=[.A7]+[.G7]" office:value-type="float" office:value="125.2797" calcext:value-type="float">
            <text:p>125,2797</text:p>
          </table:table-cell>
          <table:table-cell table:style-name="ce5" table:formula="of:=[.B7]+[.G7]" office:value-type="float" office:value="22.0759" calcext:value-type="float">
            <text:p>22,075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6.9523" calcext:value-type="float">
            <text:p>96,9523</text:p>
          </table:table-cell>
          <table:table-cell table:style-name="ce4" table:number-columns-repeated="3"/>
          <table:table-cell table:style-name="ce5" table:formula="of:=[.A10]+[.B10]+[.C10]+[.D10]" office:value-type="float" office:value="96.9523" calcext:value-type="float">
            <text:p>96,9523</text:p>
          </table:table-cell>
          <table:covered-table-cell/>
          <table:table-cell table:style-name="ce10" table:formula="of:=[.F4]-[.E10]" office:value-type="float" office:value="28.3274" calcext:value-type="float">
            <text:p>28,3274</text:p>
          </table:table-cell>
          <table:table-cell table:style-name="ce5" table:formula="of:=[.A10]+[.G10]" office:value-type="float" office:value="125.2797" calcext:value-type="float">
            <text:p>125,2797</text:p>
          </table:table-cell>
          <table:table-cell table:style-name="ce5" table:formula="of:=[.B10]+[.G10]" office:value-type="float" office:value="28.3274" calcext:value-type="float">
            <text:p>28,327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1.8317" calcext:value-type="float">
            <text:p>101,8317</text:p>
          </table:table-cell>
          <table:table-cell table:style-name="ce4" table:number-columns-repeated="3"/>
          <table:table-cell table:style-name="ce5" table:formula="of:=[.A13]+[.B13]+[.C13]+[.D13]" office:value-type="float" office:value="101.8317" calcext:value-type="float">
            <text:p>101,8317</text:p>
          </table:table-cell>
          <table:covered-table-cell/>
          <table:table-cell table:style-name="ce10" table:formula="of:=[.F4]-[.E13]" office:value-type="float" office:value="23.448" calcext:value-type="float">
            <text:p>23,448</text:p>
          </table:table-cell>
          <table:table-cell table:style-name="ce5" table:formula="of:=[.A13]+[.G13]" office:value-type="float" office:value="125.2797" calcext:value-type="float">
            <text:p>125,2797</text:p>
          </table:table-cell>
          <table:table-cell table:style-name="ce5" table:formula="of:=[.B13]+[.G13]" office:value-type="float" office:value="23.448" calcext:value-type="float">
            <text:p>23,44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0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5928" calcext:value-type="float">
            <text:p>9,5928</text:p>
          </table:table-cell>
          <table:table-cell table:style-name="ce4" office:value-type="float" office:value="70.1266" calcext:value-type="float">
            <text:p>70,1266</text:p>
          </table:table-cell>
          <table:table-cell table:style-name="ce4" table:number-columns-repeated="2"/>
          <table:table-cell table:style-name="ce5" table:formula="of:=[.A16]+[.B16]+[.C16]+[.D16]" office:value-type="float" office:value="79.7194" calcext:value-type="float">
            <text:p>79,7194</text:p>
          </table:table-cell>
          <table:covered-table-cell/>
          <table:table-cell table:style-name="ce10" table:formula="of:=[.F4]-[.E16]" office:value-type="float" office:value="45.5603" calcext:value-type="float">
            <text:p>45,5603</text:p>
          </table:table-cell>
          <table:table-cell table:style-name="ce5" table:formula="of:=[.A16]+[.G16]" office:value-type="float" office:value="55.1531" calcext:value-type="float">
            <text:p>55,1531</text:p>
          </table:table-cell>
          <table:table-cell table:style-name="ce5" table:formula="of:=[.B16]+[.G16]" office:value-type="float" office:value="115.6869" calcext:value-type="float">
            <text:p>115,686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4774" calcext:value-type="float">
            <text:p>9,4774</text:p>
          </table:table-cell>
          <table:table-cell table:style-name="ce4" office:value-type="float" office:value="72.0584" calcext:value-type="float">
            <text:p>72,0584</text:p>
          </table:table-cell>
          <table:table-cell table:style-name="ce4" table:number-columns-repeated="2"/>
          <table:table-cell table:style-name="ce5" table:formula="of:=[.A19]+[.B19]+[.C19]+[.D19]" office:value-type="float" office:value="81.5358" calcext:value-type="float">
            <text:p>81,5358</text:p>
          </table:table-cell>
          <table:covered-table-cell/>
          <table:table-cell table:style-name="ce10" table:formula="of:=[.F4]-[.E19]" office:value-type="float" office:value="43.7439" calcext:value-type="float">
            <text:p>43,7439</text:p>
          </table:table-cell>
          <table:table-cell table:style-name="ce5" table:formula="of:=[.A19]+[.G19]" office:value-type="float" office:value="53.2213" calcext:value-type="float">
            <text:p>53,2213</text:p>
          </table:table-cell>
          <table:table-cell table:style-name="ce5" table:formula="of:=[.B19]+[.G19]" office:value-type="float" office:value="115.8023" calcext:value-type="float">
            <text:p>115,8023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.0153" calcext:value-type="float">
            <text:p>10,0153</text:p>
          </table:table-cell>
          <table:table-cell table:style-name="ce4" office:value-type="float" office:value="85.9522" calcext:value-type="float">
            <text:p>85,9522</text:p>
          </table:table-cell>
          <table:table-cell table:style-name="ce4" table:number-columns-repeated="2"/>
          <table:table-cell table:style-name="ce5" table:formula="of:=[.A22]+[.B22]+[.C22]+[.D22]" office:value-type="float" office:value="95.9675" calcext:value-type="float">
            <text:p>95,9675</text:p>
          </table:table-cell>
          <table:covered-table-cell/>
          <table:table-cell table:style-name="ce10" table:formula="of:=[.F4]-[.E22]" office:value-type="float" office:value="29.3122" calcext:value-type="float">
            <text:p>29,3122</text:p>
          </table:table-cell>
          <table:table-cell table:style-name="ce5" table:formula="of:=[.A22]+[.G22]" office:value-type="float" office:value="39.3275" calcext:value-type="float">
            <text:p>39,3275</text:p>
          </table:table-cell>
          <table:table-cell table:style-name="ce5" table:formula="of:=[.B22]+[.G22]" office:value-type="float" office:value="115.2644" calcext:value-type="float">
            <text:p>115,264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1.3183" calcext:value-type="float">
            <text:p>11,3183</text:p>
          </table:table-cell>
          <table:table-cell table:style-name="ce4" office:value-type="float" office:value="113.9614" calcext:value-type="float">
            <text:p>113,9614</text:p>
          </table:table-cell>
          <table:table-cell table:style-name="ce4" table:number-columns-repeated="2"/>
          <table:table-cell table:style-name="ce5" table:formula="of:=[.A25]+[.B25]+[.C25]+[.D25]" office:value-type="float" office:value="125.2797" calcext:value-type="float">
            <text:p>125,2797</text:p>
          </table:table-cell>
          <table:covered-table-cell/>
          <table:table-cell table:style-name="ce10" table:formula="of:=[.F4]-[.E25]" office:value-type="float" office:value="0" calcext:value-type="float">
            <text:p>0</text:p>
          </table:table-cell>
          <table:table-cell table:style-name="ce5" table:formula="of:=[.A25]+[.G25]" office:value-type="float" office:value="11.3183" calcext:value-type="float">
            <text:p>11,3183</text:p>
          </table:table-cell>
          <table:table-cell table:style-name="ce5" table:formula="of:=[.B25]+[.G25]" office:value-type="float" office:value="113.9614" calcext:value-type="float">
            <text:p>113,961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28]+[.B28]+[.C28]+[.D28]" office:value-type="float" office:value="0" calcext:value-type="float">
            <text:p>0</text:p>
          </table:table-cell>
          <table:covered-table-cell/>
          <table:table-cell table:style-name="ce10" table:formula="of:=[.F4]-[.E28]" office:value-type="float" office:value="125.2797" calcext:value-type="float">
            <text:p>125,2797</text:p>
          </table:table-cell>
          <table:table-cell table:style-name="ce5" table:formula="of:=[.A28]+[.G28]" office:value-type="float" office:value="125.2797" calcext:value-type="float">
            <text:p>125,2797</text:p>
          </table:table-cell>
          <table:table-cell table:style-name="ce5" table:formula="of:=[.B28]+[.G28]" office:value-type="float" office:value="125.2797" calcext:value-type="float">
            <text:p>125,279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31]+[.B31]+[.C31]+[.D31]" office:value-type="float" office:value="0" calcext:value-type="float">
            <text:p>0</text:p>
          </table:table-cell>
          <table:covered-table-cell/>
          <table:table-cell table:style-name="ce10" table:formula="of:=[.F4]-[.E31]" office:value-type="float" office:value="125.2797" calcext:value-type="float">
            <text:p>125,2797</text:p>
          </table:table-cell>
          <table:table-cell table:style-name="ce5" table:formula="of:=[.A31]+[.G31]" office:value-type="float" office:value="125.2797" calcext:value-type="float">
            <text:p>125,2797</text:p>
          </table:table-cell>
          <table:table-cell table:style-name="ce5" table:formula="of:=[.B31]+[.G31]" office:value-type="float" office:value="125.2797" calcext:value-type="float">
            <text:p>125,2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.00.0000</text:date>, <text:time style:data-style-name="N2" text:time-value="08:02:00.5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Wołowik </meta:initial-creator>
    <meta:creation-date>2020-08-10T10:44:51.980860415</meta:creation-date>
    <dc:date>2021-05-22T10:09:55.162000000</dc:date>
    <meta:editing-duration>PT3H7M16S</meta:editing-duration>
    <meta:editing-cycles>50</meta:editing-cycles>
    <meta:generator>LibreOffice/7.1.2.2$Windows_X86_64 LibreOffice_project/8a45595d069ef5570103caea1b71cc9d82b2aae4</meta:generator>
    <meta:document-statistic meta:table-count="1" meta:cell-count="109" meta:object-count="0"/>
  </office:meta>
</office:document-meta>
</file>